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6.26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02cm" fo:min-width="3.45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901cm" fo:min-width="3.066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51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403cm" svg:y="18.6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186cm" svg:y2="18.626cm" draw:start-shape="id3" draw:start-glue-point="2" draw:end-shape="id11" draw:end-glue-point="0" svg:d="M6964 16339l-1778 2287" svg:viewBox="0 0 1779 22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1.27cm" svg:x="8.739cm" svg:y="3.105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text:span text:style-name="T1"><text:line-break/></text:span><text:span text:style-name="T1">(login only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0.716cm" svg:y2="3.105cm" draw:start-shape="id14" draw:start-glue-point="8" draw:end-shape="id16" draw:end-glue-point="0" svg:d="M12028 1761c0 1008-1312 336-1312 1344" svg:viewBox="0 0 1313 1345">
          <text:p/>
        </draw:connector>
        <draw:connector draw:style-name="gr6" draw:text-style-name="P1" draw:layer="layout" draw:type="curve" svg:x1="10.907cm" svg:y1="4.375cm" svg:x2="8.873cm" svg:y2="6.987cm" draw:start-shape="id16" draw:start-glue-point="9" draw:end-shape="id2" draw:end-glue-point="4" svg:d="M10907 4375c0 1959-2034 653-2034 2612" svg:viewBox="0 0 2035 2613">
          <text:p/>
        </draw:connector>
        <draw:custom-shape draw:style-name="gr15" draw:text-style-name="P1" draw:layer="layout" svg:width="3.566cm" svg:height="1.151cm" svg:x="7.985cm" svg:y="19.41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1:46:39.003521000</dc:date>
    <meta:editing-duration>PT1H26M30S</meta:editing-duration>
    <meta:editing-cycles>19</meta:editing-cycles>
    <meta:generator>LibreOffice/4.3.6.2$MacOSX_x86 LibreOffice_project/d50a87b2e514536ed401c18000dad4660b6a169e</meta:generator>
    <meta:document-statistic meta:object-count="43"/>
  </office:meta>
</office:document-meta>
</file>